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3.36cm" fo:min-width="10.7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ff0000" draw:fill="solid" draw:fill-color="#ffffff" draw:textarea-horizontal-align="left" draw:auto-grow-height="true" draw:auto-grow-width="true" fo:min-height="0.704cm" fo:min-width="3.067cm"/>
    </style:style>
    <style:style style:name="gr5" style:family="graphic" style:parent-style-name="standard">
      <style:graphic-properties draw:stroke="solid" svg:stroke-color="#7ed22b" draw:fill="none" draw:fill-color="#ffffff" draw:textarea-horizontal-align="left" draw:auto-grow-height="true" draw:auto-grow-width="true" fo:min-height="0.704cm" fo:min-width="2.999cm"/>
    </style:style>
    <style:style style:name="gr6" style:family="graphic" style:parent-style-name="standard">
      <style:graphic-properties svg:stroke-width="0.028cm" svg:stroke-color="#000000" draw:marker-start="Arrow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color="#3f0080" draw:fill="none" draw:fill-color="#ffffff" draw:textarea-horizontal-align="left" draw:auto-grow-height="true" draw:auto-grow-width="true" fo:min-height="0.704cm" fo:min-width="2.91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014cm" fo:min-width="4.1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024cm" fo:min-width="1.904cm"/>
    </style:style>
    <style:style style:name="gr13" style:family="graphic" style:parent-style-name="standard">
      <style:graphic-properties svg:stroke-color="#a80000" draw:fill="none" draw:textarea-horizontal-align="justify" draw:textarea-vertical-align="middle" draw:auto-grow-height="false" fo:min-height="1.024cm" fo:min-width="1.904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.6cm" svg:height="4cm" svg:x="3.2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1.2cm" svg:height="3.766cm" svg:x="3.4cm" svg:y="3.5cm">
          <draw:text-box>
            <text:p><text:span text:style-name="T1">AHGraR-Server</text:span></text:p>
            <text:p/>
            <text:p><text:span text:style-name="T2">Hosts homology databases</text:span></text:p>
            <text:p><text:span text:style-name="T2">Hosts homology databases metadata</text:span></text:p>
          </draw:text-box>
        </draw:frame>
        <draw:custom-shape draw:style-name="gr1" draw:text-style-name="P1" draw:layer="layout" svg:width="11.6cm" svg:height="4cm" svg:x="3.201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1.2cm" svg:height="3.766cm" svg:x="3.401cm" svg:y="12.6cm">
          <draw:text-box>
            <text:p><text:span text:style-name="T1">AHGraR-Admin</text:span></text:p>
            <text:p/>
            <text:p><text:span text:style-name="T2">Add or delete homology databases</text:span></text:p>
          </draw:text-box>
        </draw:frame>
        <draw:custom-shape draw:style-name="gr1" draw:text-style-name="P1" xml:id="id1" draw:id="id1" draw:layer="layout" svg:width="11.6cm" svg:height="4cm" svg:x="16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1.2cm" svg:height="3.766cm" svg:x="16.4cm" svg:y="8.1cm">
          <draw:text-box>
            <text:p><text:span text:style-name="T1">AHGraR-Web</text:span></text:p>
            <text:p/>
            <text:p><text:span text:style-name="T2">Visualize homology data</text:span></text:p>
          </draw:text-box>
        </draw:frame>
        <draw:line draw:style-name="gr3" draw:text-style-name="P1" draw:layer="layout" svg:x1="6cm" svg:y1="12.3cm" svg:x2="6cm" svg:y2="8.4cm">
          <text:p/>
        </draw:line>
        <draw:frame draw:style-name="gr4" draw:text-style-name="P3" draw:layer="layout" svg:width="3.567cm" svg:height="0.954cm" svg:x="4.033cm" svg:y="7.246cm">
          <draw:text-box>
            <text:p>Admin port</text:p>
          </draw:text-box>
        </draw:frame>
        <draw:frame draw:style-name="gr5" draw:text-style-name="P2" xml:id="id2" draw:id="id2" draw:layer="layout" svg:width="3.499cm" svg:height="0.954cm" svg:x="9.6cm" svg:y="7.246cm">
          <draw:text-box>
            <text:p>Query port</text:p>
          </draw:text-box>
        </draw:frame>
        <draw:connector draw:style-name="gr6" draw:text-style-name="P4" draw:layer="layout" svg:x1="16cm" svg:y1="9.8cm" svg:x2="11.349cm" svg:y2="8.2cm" draw:start-shape="id1" draw:start-glue-point="3" draw:end-shape="id2" draw:end-glue-point="2" svg:d="M16000 9800h-4651v-1600" svg:viewBox="0 0 4652 1601">
          <text:p/>
        </draw:connector>
        <draw:frame draw:style-name="gr7" draw:text-style-name="P2" draw:layer="layout" svg:width="3.419cm" svg:height="0.954cm" svg:x="19.6cm" svg:y="11.8cm">
          <draw:text-box>
            <text:p>HTTP port</text:p>
          </draw:text-box>
        </draw:frame>
        <draw:custom-shape draw:style-name="gr8" draw:text-style-name="P1" draw:layer="layout" svg:width="4.8cm" svg:height="1.4cm" svg:x="18.9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6cm" svg:height="1.1cm" svg:x="19.1cm" svg:y="16.5cm">
          <draw:text-box>
            <text:p><text:span text:style-name="T3">Webbrowser</text:span></text:p>
          </draw:text-box>
        </draw:frame>
        <draw:line draw:style-name="gr3" draw:text-style-name="P1" draw:layer="layout" svg:x1="21.4cm" svg:y1="16.2cm" svg:x2="21.4cm" svg:y2="12.754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1" draw:text-style-name="P2" draw:layer="layout" svg:width="2.475cm" svg:height="0.954cm" svg:x="8.8cm" svg:y="6.8cm">
          <draw:text-box>
            <text:p>GeneA</text:p>
          </draw:text-box>
        </draw:frame>
        <draw:custom-shape draw:style-name="gr12" draw:text-style-name="P1" draw:layer="layout" svg:width="3.4cm" svg:height="1.8cm" svg:x="8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475cm" svg:height="0.954cm" svg:x="8.801cm" svg:y="11.001cm">
          <draw:text-box>
            <text:p>GeneB</text:p>
          </draw:text-box>
        </draw:frame>
        <draw:custom-shape draw:style-name="gr13" draw:text-style-name="P1" draw:layer="layout" svg:width="3.4cm" svg:height="1.8cm" svg:x="8.3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cm" svg:y1="10.601cm" svg:x2="10cm" svg:y2="8.2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2:02:31.136879915</meta:creation-date>
    <dc:date>2017-05-16T01:44:37.105656036</dc:date>
    <meta:editing-duration>PT23M57S</meta:editing-duration>
    <meta:editing-cycles>7</meta:editing-cycles>
    <meta:generator>LibreOffice/5.3.0.3$Linux_X86_64 LibreOffice_project/30m0$Build-3</meta:generator>
    <meta:document-statistic meta:object-count="44"/>
  </office:meta>
</office:document-meta>
</file>